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DELGADO RODRIGUEZ OLIVER ELIAS</text:span></text:p>
      <text:p text:style-name="P3"><text:span text:style-name="T6">CANT. TOTAL DE CAJAS: 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GRIPRODUCTS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SAN CAMILO</text:span></text:p>
      <text:p text:style-name="P6"/>
      <text:p text:style-name="P6">Recojo: <text:span text:style-name="T3">DELGADO RODRIGUEZ OLIVER ELIA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2:26:0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